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6F000000DCC3A68CA418C24324.jpg" manifest:media-type="image/jpeg"/>
  <manifest:file-entry manifest:full-path="Pictures/10000201000000C7000000501D1A812F4DF27FCA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adea" svg:font-family="Caladea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3" svg:font-family="Calibri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5.212cm"/>
    </style:style>
    <style:style style:name="Tableau1.B" style:family="table-column">
      <style:table-column-properties style:column-width="11.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2" style:family="table-row">
      <style:table-row-properties style:min-row-height="2.693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3" style:family="table-row">
      <style:table-row-properties style:min-row-height="7.694cm"/>
    </style:style>
    <style:style style:name="Tableau1.4" style:family="table-row">
      <style:table-row-properties style:min-row-height="3.995cm"/>
    </style:style>
    <style:style style:name="Tableau1.5" style:family="table-row">
      <style:table-row-properties style:min-row-height="5.749cm"/>
    </style:style>
    <style:style style:name="Tableau1.6" style:family="table-row">
      <style:table-row-properties style:min-row-height="6.006cm"/>
    </style:style>
    <style:style style:name="P1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Calibri" fo:font-size="10pt" fo:language="fr" fo:country="FR" officeooo:rsid="002b7308" officeooo:paragraph-rsid="002b7308" style:font-name-asian="Calibri3" style:font-size-asian="10pt" style:font-name-complex="Calibri3" style:font-size-complex="10pt"/>
    </style:style>
    <style:style style:name="P2" style:family="paragraph" style:parent-style-name="Standard">
      <style:paragraph-properties fo:margin-top="0cm" fo:margin-bottom="0cm" loext:contextual-spacing="false"/>
      <style:text-properties fo:language="fr" fo:country="FR" officeooo:paragraph-rsid="00410c58"/>
    </style:style>
    <style:style style:name="P3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alibri1" fo:font-size="12pt" fo:language="fr" fo:country="FR" fo:font-weight="normal" officeooo:paragraph-rsid="001d6097" style:font-name-asian="Calibri3" style:font-size-asian="12pt" style:font-weight-asian="normal" style:font-name-complex="Calibri3" style:font-size-complex="12pt" style:font-weight-complex="normal"/>
    </style:style>
    <style:style style:name="P4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alibri1" fo:font-size="12pt" fo:language="fr" fo:country="FR" fo:font-weight="normal" officeooo:paragraph-rsid="001ec0c8" style:font-name-asian="Calibri3" style:font-size-asian="12pt" style:font-weight-asian="normal" style:font-name-complex="Calibri3" style:font-size-complex="12pt" style:font-weight-complex="normal"/>
    </style:style>
    <style:style style:name="P5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alibri1" fo:font-size="12pt" fo:language="fr" fo:country="FR" fo:font-weight="normal" officeooo:rsid="001ec0c8" officeooo:paragraph-rsid="001ec0c8" style:font-name-asian="Calibri3" style:font-size-asian="12pt" style:font-weight-asian="normal" style:font-name-complex="Calibri3" style:font-size-complex="12pt" style:font-weight-complex="normal"/>
    </style:style>
    <style:style style:name="P6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alibri1" fo:font-size="12pt" fo:language="fr" fo:country="FR" fo:font-weight="normal" officeooo:rsid="001ec0c8" officeooo:paragraph-rsid="002b7308" style:font-name-asian="Calibri3" style:font-size-asian="12pt" style:font-weight-asian="normal" style:font-name-complex="Calibri3" style:font-size-complex="12pt" style:font-weight-complex="normal"/>
    </style:style>
    <style:style style:name="P7" style:family="paragraph" style:parent-style-name="Standard">
      <style:text-properties fo:font-size="14pt" fo:font-weight="bold" officeooo:paragraph-rsid="001d6097" style:font-size-asian="14pt" style:font-weight-asian="bold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Calibri1" fo:font-size="12pt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Calibri1" fo:font-size="12pt" officeooo:paragraph-rsid="003d3b6e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Calibri1" fo:font-size="14pt" fo:language="fr" fo:country="FR" fo:font-weight="normal" officeooo:paragraph-rsid="001ec0c8" style:font-name-asian="Calibri3" style:font-size-asian="14pt" style:font-weight-asian="normal" style:font-name-complex="Calibri3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Calibri1" fo:font-size="15pt" officeooo:paragraph-rsid="001ec0c8" style:font-size-asian="15pt" style:font-size-complex="15pt"/>
    </style:style>
    <style:style style:name="P12" style:family="paragraph" style:parent-style-name="Standard">
      <style:text-properties fo:language="fr" fo:country="FR"/>
    </style:style>
    <style:style style:name="P13" style:family="paragraph" style:parent-style-name="Standard">
      <style:text-properties fo:language="fr" fo:country="FR" officeooo:rsid="002c41b3"/>
    </style:style>
    <style:style style:name="P14" style:family="paragraph" style:parent-style-name="Table_20_Contents">
      <style:paragraph-properties fo:text-align="justify" style:justify-single-word="false"/>
      <style:text-properties style:font-name="Calibri1" fo:font-size="12pt" officeooo:rsid="00224883" officeooo:paragraph-rsid="002f21ea" style:font-name-asian="Calibri3" style:font-size-asian="12pt" style:font-name-complex="Calibri3" style:font-size-complex="12pt"/>
    </style:style>
    <style:style style:name="P15" style:family="paragraph" style:parent-style-name="Table_20_Contents">
      <style:paragraph-properties fo:text-align="justify" style:justify-single-word="false"/>
      <style:text-properties style:font-name="Calibri1" fo:font-size="12pt" officeooo:rsid="002f21ea" officeooo:paragraph-rsid="002f21ea" style:font-name-asian="Calibri3" style:font-size-asian="12pt" style:font-name-complex="Calibri3" style:font-size-complex="12pt"/>
    </style:style>
    <style:style style:name="P16" style:family="paragraph" style:parent-style-name="Table_20_Contents">
      <style:paragraph-properties fo:text-align="justify" style:justify-single-word="false"/>
      <style:text-properties style:font-name="Calibri1" fo:font-size="12pt" officeooo:rsid="002b7308" officeooo:paragraph-rsid="003d3b6e" style:font-name-asian="Calibri3" style:font-size-asian="12pt" style:font-name-complex="Calibri3" style:font-size-complex="12pt"/>
    </style:style>
    <style:style style:name="P17" style:family="paragraph" style:parent-style-name="Table_20_Contents">
      <style:paragraph-properties fo:text-align="justify" style:justify-single-word="false"/>
      <style:text-properties style:font-name="Calibri1" fo:font-size="12pt" officeooo:rsid="002cb284" officeooo:paragraph-rsid="003d3b6e" style:font-name-asian="Calibri3" style:font-size-asian="12pt" style:font-name-complex="Calibri3" style:font-size-complex="12pt"/>
    </style:style>
    <style:style style:name="P18" style:family="paragraph" style:parent-style-name="Table_20_Contents">
      <style:paragraph-properties fo:text-align="justify" style:justify-single-word="false"/>
      <style:text-properties style:font-name="Calibri1" fo:font-size="12pt" officeooo:rsid="001f389a" officeooo:paragraph-rsid="003d3b6e" style:font-name-asian="Calibri3" style:font-size-asian="12pt" style:font-name-complex="Calibri3" style:font-size-complex="12pt"/>
    </style:style>
    <style:style style:name="P19" style:family="paragraph" style:parent-style-name="Table_20_Contents">
      <style:paragraph-properties fo:text-align="justify" style:justify-single-word="false"/>
      <style:text-properties style:font-name="Calibri1" fo:font-size="12pt" officeooo:rsid="002dd6f6" officeooo:paragraph-rsid="003d3b6e" style:font-name-asian="Calibri3" style:font-size-asian="12pt" style:font-name-complex="Calibri3" style:font-size-complex="12pt"/>
    </style:style>
    <style:style style:name="P20" style:family="paragraph" style:parent-style-name="Table_20_Contents">
      <style:paragraph-properties fo:text-align="justify" style:justify-single-word="false"/>
      <style:text-properties style:font-name="Calibri1" fo:font-size="12pt" officeooo:rsid="003d3b6e" officeooo:paragraph-rsid="003d3b6e" style:font-name-asian="Calibri3" style:font-size-asian="12pt" style:font-name-complex="Calibri3" style:font-size-complex="12pt"/>
    </style:style>
    <style:style style:name="P21" style:family="paragraph" style:parent-style-name="Table_20_Contents">
      <style:paragraph-properties fo:text-align="justify" style:justify-single-word="false"/>
      <style:text-properties style:font-name="Calibri1" fo:font-size="12pt" officeooo:rsid="003d3b6e" officeooo:paragraph-rsid="00446015" style:font-name-asian="Calibri3" style:font-size-asian="12pt" style:font-name-complex="Calibri3" style:font-size-complex="12pt"/>
    </style:style>
    <style:style style:name="P22" style:family="paragraph" style:parent-style-name="Table_20_Contents">
      <style:paragraph-properties fo:text-align="justify" style:justify-single-word="false"/>
      <style:text-properties style:font-name="Calibri1" fo:font-size="12pt" officeooo:rsid="003d8f51" officeooo:paragraph-rsid="003d8f51" style:font-name-asian="Calibri3" style:font-size-asian="12pt" style:font-name-complex="Calibri3" style:font-size-complex="12pt"/>
    </style:style>
    <style:style style:name="P23" style:family="paragraph" style:parent-style-name="Table_20_Contents">
      <style:paragraph-properties fo:text-align="justify" style:justify-single-word="false"/>
      <style:text-properties style:font-name="Calibri1" fo:font-size="12pt" officeooo:rsid="004c869a" officeooo:paragraph-rsid="004c869a" style:font-name-asian="Calibri3" style:font-size-asian="12pt" style:font-name-complex="Calibri3" style:font-size-complex="12pt"/>
    </style:style>
    <style:style style:name="P24" style:family="paragraph" style:parent-style-name="Table_20_Contents">
      <style:paragraph-properties fo:text-align="justify" style:justify-single-word="false"/>
      <style:text-properties style:font-name="Calibri1" fo:font-size="14pt" officeooo:rsid="001f389a" officeooo:paragraph-rsid="001f389a" style:font-name-asian="Calibri3" style:font-size-asian="14pt" style:font-name-complex="Calibri3" style:font-size-complex="14pt"/>
    </style:style>
    <style:style style:name="P25" style:family="paragraph" style:parent-style-name="Standard" style:master-page-name="Standard">
      <style:paragraph-properties fo:margin-top="0cm" fo:margin-bottom="0cm" loext:contextual-spacing="false" fo:text-align="justify" style:justify-single-word="false" style:page-number="1" fo:padding="0.074cm" fo:border-left="none" fo:border-right="none" fo:border-top="none" fo:border-bottom="0.06pt solid #000000" style:join-border="false"/>
      <style:text-properties style:font-name="Calibri2" fo:font-size="18pt" fo:language="fr" fo:country="FR" fo:font-weight="bold" officeooo:rsid="001ec0c8" officeooo:paragraph-rsid="001ec0c8" style:font-name-asian="Calibri3" style:font-size-asian="18pt" style:font-weight-asian="bold" style:font-name-complex="Calibri3" style:font-size-complex="18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font-name="Calibri" fo:font-size="9pt" style:font-name-asian="Calibri3" style:font-size-asian="9pt" style:font-name-complex="Calibri3" style:font-size-complex="9pt"/>
    </style:style>
    <style:style style:name="T3" style:family="text">
      <style:text-properties style:font-name="Calibri" fo:font-size="10pt" style:font-name-asian="Calibri3" style:font-size-asian="10pt" style:font-name-complex="Calibri3" style:font-size-complex="10pt"/>
    </style:style>
    <style:style style:name="T4" style:family="text">
      <style:text-properties style:font-name="Calibri" fo:font-size="10pt" officeooo:rsid="003d3b6e" style:font-name-asian="Calibri3" style:font-size-asian="10pt" style:font-name-complex="Calibri3" style:font-size-complex="10pt"/>
    </style:style>
    <style:style style:name="T5" style:family="text">
      <style:text-properties style:font-name="Calibri" fo:font-size="10pt" officeooo:rsid="001ec0c8" style:font-name-asian="Calibri3" style:font-size-asian="10pt" style:font-name-complex="Calibri3" style:font-size-complex="10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officeooo:rsid="003d3b6e"/>
    </style:style>
    <style:style style:name="T8" style:family="text">
      <style:text-properties fo:language="fr" fo:country="FR" fo:font-weight="normal" style:font-name-asian="Calibri3" style:font-weight-asian="normal" style:font-name-complex="Calibri3" style:font-weight-complex="normal"/>
    </style:style>
    <style:style style:name="T9" style:family="text">
      <style:text-properties fo:language="fr" fo:country="FR" fo:font-weight="normal" officeooo:rsid="001ec0c8" style:font-name-asian="Calibri3" style:font-weight-asian="normal" style:font-name-complex="Calibri3" style:font-weight-complex="normal"/>
    </style:style>
    <style:style style:name="T10" style:family="text">
      <style:text-properties fo:language="fr" fo:country="FR" fo:font-weight="normal" officeooo:rsid="003d3b6e" style:font-name-asian="Calibri3" style:font-weight-asian="normal" style:font-name-complex="Calibri3" style:font-weight-complex="normal"/>
    </style:style>
    <style:style style:name="T11" style:family="text">
      <style:text-properties fo:language="fr" fo:country="FR" fo:font-weight="normal" officeooo:rsid="002c41b3" style:font-name-asian="Calibri3" style:font-weight-asian="normal" style:font-name-complex="Calibri3" style:font-weight-complex="normal"/>
    </style:style>
    <style:style style:name="T12" style:family="text">
      <style:text-properties fo:language="fr" fo:country="FR" fo:font-weight="normal" officeooo:rsid="0046236a" style:font-name-asian="Calibri3" style:font-weight-asian="normal" style:font-name-complex="Calibri3" style:font-weight-complex="normal"/>
    </style:style>
    <style:style style:name="T13" style:family="text">
      <style:text-properties fo:language="fr" fo:country="FR" fo:font-weight="normal" officeooo:rsid="0048942a" style:font-name-asian="Calibri3" style:font-weight-asian="normal" style:font-name-complex="Calibri3" style:font-weight-complex="normal"/>
    </style:style>
    <style:style style:name="T14" style:family="text">
      <style:text-properties fo:language="fr" fo:country="FR" fo:font-weight="normal" officeooo:rsid="003d3b6e" style:font-weight-asian="normal" style:font-weight-complex="normal"/>
    </style:style>
    <style:style style:name="T15" style:family="text">
      <style:text-properties officeooo:rsid="002b7308"/>
    </style:style>
    <style:style style:name="T16" style:family="text">
      <style:text-properties officeooo:rsid="001f389a"/>
    </style:style>
    <style:style style:name="T17" style:family="text">
      <style:text-properties officeooo:rsid="002c41b3"/>
    </style:style>
    <style:style style:name="T18" style:family="text">
      <style:text-properties officeooo:rsid="002cb284"/>
    </style:style>
    <style:style style:name="T19" style:family="text">
      <style:text-properties officeooo:rsid="002de0b0"/>
    </style:style>
    <style:style style:name="T20" style:family="text">
      <style:text-properties officeooo:rsid="002f21ea"/>
    </style:style>
    <style:style style:name="T21" style:family="text">
      <style:text-properties officeooo:rsid="003d8f51"/>
    </style:style>
    <style:style style:name="T22" style:family="text">
      <style:text-properties officeooo:rsid="003f8e94"/>
    </style:style>
    <style:style style:name="T23" style:family="text">
      <style:text-properties officeooo:rsid="00446015"/>
    </style:style>
    <style:style style:name="T24" style:family="text">
      <style:text-properties officeooo:rsid="0048c531"/>
    </style:style>
    <style:style style:name="T25" style:family="text">
      <style:text-properties officeooo:rsid="004a8a51"/>
    </style:style>
    <style:style style:name="T26" style:family="text">
      <style:text-properties officeooo:rsid="004c2ef8"/>
    </style:style>
    <style:style style:name="T27" style:family="text">
      <style:text-properties officeooo:rsid="0052abd9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Compte rendu de la réunion de fin du sprint n°<text:span text:style-name="T7">2</text:span></text:p>
      <text:p text:style-name="P7"/>
      <text:p text:style-name="P11"><text:span text:style-name="T8">Compte rendu de la réunion </text:span><text:span text:style-name="T9">de fin du sprint n°</text:span><text:span text:style-name="T10">2</text:span>, tenue dans les locaux de l’entreprise TMM Group<text:span text:style-name="T7">e</text:span> (Guilherand <text:span text:style-name="T15">G</text:span><text:span text:style-name="T8">range, 07500) le jeudi </text:span><text:span text:style-name="T10">09</text:span><text:span text:style-name="T8"> </text:span><text:span text:style-name="T10">février</text:span><text:span text:style-name="T8"> 201</text:span><text:span text:style-name="T9">7</text:span><text:span text:style-name="T8"> à </text:span><text:span text:style-name="T9">Valence,</text:span><text:span text:style-name="T8"> de 1</text:span><text:span text:style-name="T9">4</text:span><text:span text:style-name="T8">h</text:span><text:span text:style-name="T12">45</text:span><text:span text:style-name="T8"> à 1</text:span><text:span text:style-name="T9">5</text:span><text:span text:style-name="T8">h</text:span><text:span text:style-name="T13">20</text:span><text:span text:style-name="T8">.</text:span></text:p>
      <text:p text:style-name="P10"/>
      <text:p text:style-name="P3">Sont présents : <text:tab/>MM. Serge <text:span text:style-name="T17">Massot</text:span> (Directeur technique chez TMM),</text:p>
      <text:p text:style-name="P8"><text:tab/><text:tab/><text:tab/>Valentin <text:span text:style-name="T17">Lefeuvre</text:span>,</text:p>
      <text:p text:style-name="P8"><text:tab/><text:tab/><text:tab/>Julien <text:span text:style-name="T17">Henrion</text:span>,</text:p>
      <text:p text:style-name="P8"><text:tab/><text:tab/><text:tab/>Dylan <text:span text:style-name="T17">Fayant,</text:span></text:p>
      <text:p text:style-name="P9"><text:tab/><text:tab/><text:tab/><text:span text:style-name="T8">Simon </text:span><text:span text:style-name="T11">Fo</text:span><text:span text:style-name="T10">ë</text:span><text:span text:style-name="T11">x</text:span><text:span text:style-name="T8">. <text:tab/><text:tab/></text:span></text:p>
      <text:p text:style-name="P4"/>
      <text:p text:style-name="P6">La réunion de fin de sprint avait pour but de<text:span text:style-name="T7">: </text:span></text:p>
      <text:p text:style-name="P6">- <text:span text:style-name="T7">présenter l'état d'avancement à la fin du sprint n°2</text:span></text:p>
      <text:p text:style-name="P6">- <text:span text:style-name="T7">présenter le contenu du sprint n°3</text:span></text:p>
      <text:p text:style-name="P6">- <text:span text:style-name="T27">rapporter les problématiques du projet</text:span></text:p>
      <text:p text:style-name="P6">- <text:span text:style-name="T27">rapporter les limites techniques du produit</text:span></text:p>
      <text:p text:style-name="P5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4">Ordre du jour</text:p>
          </table:table-cell>
          <table:table-cell table:style-name="Tableau1.B1" office:value-type="string">
            <text:p text:style-name="P24">Résumé des discussions</text:p>
          </table:table-cell>
        </table:table-row>
        <table:table-row table:style-name="Tableau1.2">
          <table:table-cell table:style-name="Tableau1.A2" office:value-type="string">
            <text:p text:style-name="P16">1<text:span text:style-name="T16"> – Présentation de </text:span><text:span text:style-name="T14">l'état d'avancement à la fin du sprint n°2</text:span></text:p>
          </table:table-cell>
          <table:table-cell table:style-name="Tableau1.B2" office:value-type="string">
            <text:p text:style-name="P21"><text:span text:style-name="T15">L</text:span>es étudiants ont présenté à M. Massot l'état du sprint n° 2 à sa clôture, <text:span text:style-name="T23">les tâches majeures sont terminées (agent SNMP dynamique par exemple). Certaines tâches o</text:span>nt été reportées <text:span text:style-name="T23">au </text:span>sprint n°3 <text:span text:style-name="T23">(Envoi de TRAP SNMP, fin de l’interface de débogage). L</text:span>a raison <text:span text:style-name="T23">de ce retard e</text:span>st l'ambition trop <text:span text:style-name="T23">importante lors de l’élaboration du planning alors que les durées allouées au projet au cours du sprint n° 2 étaient plus courtes. </text:span>Les prévisions ont donc été repensées.</text:p>
          </table:table-cell>
        </table:table-row>
        <text:soft-page-break/>
        <table:table-row table:style-name="Tableau1.3">
          <table:table-cell table:style-name="Tableau1.A2" office:value-type="string">
            <text:p text:style-name="P18"><text:span text:style-name="T15">2</text:span> – Présentation <text:span text:style-name="T7">du</text:span><text:span text:style-name="T14"> contenu du sprint n°3</text:span></text:p>
          </table:table-cell>
          <table:table-cell table:style-name="Tableau1.B2" office:value-type="string">
            <text:p text:style-name="P20">Les étudiants ont présenté le sprint n° 3 qui viens de commencer, ce sprint consiste principalement à <text:span text:style-name="T23">terminer</text:span> ce qui avait été prévu précédemment, à savoir :</text:p>
            <text:p text:style-name="P20">-<text:span text:style-name="T21">Dynamisation complète de l'agent</text:span></text:p>
            <text:p text:style-name="P20">-<text:span text:style-name="T21">Finalisation de l'interface de débogage</text:span></text:p>
            <text:p text:style-name="P20">-<text:span text:style-name="T21">Service d'émission de TRAP</text:span></text:p>
            <text:p text:style-name="P20">-<text:span text:style-name="T21">Formatage de la javadoc</text:span></text:p>
            <text:p text:style-name="P20">-<text:span text:style-name="T21">Premiers tests de compatibilité NAGIOS</text:span></text:p>
            <text:p text:style-name="P22">Le nombre d'heure<text:span text:style-name="T23">s</text:span> alloué au travail dans ce sprint est <text:span text:style-name="T23">plus</text:span> <text:span text:style-name="T23">important. Par conséquent, les résultats attendus sont réalisables. Monsieur Massot a conseillé de ne pas se focaliser sur des tâches annexes (création de l’interface débogage) et de se focaliser sur le cœur de l’application (agent SNMP dynamique, envoi de TRAPS).</text:span></text:p>
          </table:table-cell>
        </table:table-row>
        <table:table-row table:style-name="Tableau1.4">
          <table:table-cell table:style-name="Tableau1.A2" office:value-type="string">
            <text:p text:style-name="P17">3<text:span text:style-name="T16"> – Rapport</text:span><text:span text:style-name="T14"> des problématiques du projet</text:span></text:p>
          </table:table-cell>
          <table:table-cell table:style-name="Tableau1.B2" office:value-type="string">
            <text:p text:style-name="P22">Les étudiants ont abordé l<text:span text:style-name="T23">es</text:span> problématique<text:span text:style-name="T23">s</text:span> générale<text:span text:style-name="T23">s </text:span>du projet, à savoir : quelles étaient les priorités du client et les échéances. La priorité est, pour l'instant, le fonctionnement de l'agent dynamique et l'envoi de TRAP. La perte du temps dans planning initial à été expliqué par une grande part de gestion de projet <text:s/>qui sont des formalités liées à la formation. Les étudiants ont aussi présenté l'affiche <text:span text:style-name="T23">du projet </text:span>en préparation et M. Massot y a répondu par des encouragements bien qu<text:span text:style-name="T23">e ces travaux soient annexes au projet</text:span>.</text:p>
          </table:table-cell>
        </table:table-row>
        <table:table-row table:style-name="Tableau1.5">
          <table:table-cell table:style-name="Tableau1.A2" office:value-type="string">
            <text:p text:style-name="P19"><text:span text:style-name="T19">4 – Rapport</text:span><text:span text:style-name="T14"> des limites techniques du produit</text:span></text:p>
          </table:table-cell>
          <table:table-cell table:style-name="Tableau1.B2" office:value-type="string">
            <text:p text:style-name="P22">Les étudiants ont abordé avec M. Massot les différents problèmes et défis techniques que pourrait rencontrer l'application :</text:p>
            <text:p text:style-name="P22">-Interface de débogage synchrone donc ralentissement lors de la mise à jour des données.</text:p>
            <text:p text:style-name="P22">-Appareil non reconnu par un manager SNMP en local.</text:p>
            <text:p text:style-name="P22">-Données de la MIB non mises à jour <text:span text:style-name="T23">par l’agent </text:span>lors des requêtes SNM<text:span text:style-name="T23">P</text:span> <text:span text:style-name="T23">après le démarrage.</text:span></text:p>
            <text:p text:style-name="P22">-<text:span text:style-name="T23">Transmission</text:span> des échanges SNMP sur <text:span text:style-name="T23">un </text:span>réseau local puis <text:span text:style-name="T23">sur un réseau</text:span> internet.</text:p>
          </table:table-cell>
        </table:table-row>
        <text:soft-page-break/>
        <table:table-row table:style-name="Tableau1.6">
          <table:table-cell table:style-name="Tableau1.A2" office:value-type="string">
            <text:p text:style-name="P14"><text:span text:style-name="T21">5 – </text:span>Retour<text:span text:style-name="T18">s</text:span> et conseils donnés par <text:span text:style-name="T20">m</text:span>onsieur <text:span text:style-name="T20">Massot</text:span></text:p>
          </table:table-cell>
          <table:table-cell table:style-name="Tableau1.B2" office:value-type="string">
            <text:p text:style-name="P22">M. Massot <text:span text:style-name="T24">a</text:span> proposé différentes <text:span text:style-name="T22">solution p</text:span>our s'assurer que l'application <text:span text:style-name="T24">puisse</text:span> être fonctionnelle dans leur environnement :</text:p>
            <text:p text:style-name="P22">-Tester la supervision avec NAGIOS.</text:p>
            <text:p text:style-name="P22">-<text:span text:style-name="T24">Tester le fonctionnement de l’application dans un réseau local puis sur internet.</text:span></text:p>
            <text:p text:style-name="P22">-Tester et documenter les <text:span text:style-name="T24">conséquences </text:span>sur le système <text:span text:style-name="T24">provoquées par </text:span>l'application (consommation énergétique, de ressources <text:span text:style-name="T22">ainsi que l'encombrement réseau</text:span>).</text:p>
            <text:p text:style-name="P22">-<text:span text:style-name="T24">Documenter correctement l’application pour un futur déploiement.</text:span></text:p>
          </table:table-cell>
        </table:table-row>
        <table:table-row>
          <table:table-cell table:style-name="Tableau1.A2" office:value-type="string">
            <text:p text:style-name="P15"><text:span text:style-name="T21">6</text:span> – Compléments</text:p>
          </table:table-cell>
          <table:table-cell table:style-name="Tableau1.B2" office:value-type="string">
            <text:p text:style-name="P23">Les étudiants ont présenté l’application à un collaborateur de chez TMM qui sera amené à travailler avec.</text:p>
            <text:p text:style-name="P22">La prochaine réunion n'a pas <text:span text:style-name="T25">encore </text:span>été fixée mais les dates proposées par M. Massot sont le<text:span text:style-name="T26">s</text:span> 9 et 10 mars, à l'IUT, <text:span text:style-name="T24">avec monsieur Genthial</text:span>.</text:p>
          </table:table-cell>
        </table:table-row>
      </table:table>
      <text:p text:style-name="P12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adea" svg:font-family="Caladea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3" svg:font-family="Calibri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Horizontal_20_Line" style:display-name="Horizontal Line" style:family="paragraph" style:parent-style-name="Standard" style:auto-update="true" style:class="html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ListLabel_20_1" style:display-name="ListLabel 1" style:family="text">
      <style:text-properties style:font-name="Calibri" fo:font-family="Calibri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alibri" fo:font-family="Calibri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Calibri" fo:font-family="Calibri" style:font-family-generic="roman" style:font-pitch="variable" style:text-underline-style="none"/>
    </style:style>
    <style:style style:name="ListLabel_20_20" style:display-name="ListLabel 20" style:family="text">
      <style:text-properties style:font-name="Calibri" fo:font-family="Calibri" style:font-family-generic="roman" style:font-pitch="variable"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Calibri" fo:font-size="10pt" fo:language="fr" fo:country="FR" officeooo:rsid="002b7308" officeooo:paragraph-rsid="002b7308" style:font-name-asian="Calibri3" style:font-size-asian="10pt" style:font-name-complex="Calibri3" style:font-size-complex="10pt"/>
    </style:style>
    <style:style style:name="MP2" style:family="paragraph" style:parent-style-name="Standard">
      <style:paragraph-properties fo:margin-top="0cm" fo:margin-bottom="0cm" loext:contextual-spacing="false"/>
      <style:text-properties fo:language="fr" fo:country="FR" officeooo:paragraph-rsid="00410c58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style:font-name="Calibri" fo:font-size="9pt" style:font-name-asian="Calibri3" style:font-size-asian="9pt" style:font-name-complex="Calibri3" style:font-size-complex="9pt"/>
    </style:style>
    <style:style style:name="MT3" style:family="text">
      <style:text-properties style:font-name="Calibri" fo:font-size="10pt" style:font-name-asian="Calibri3" style:font-size-asian="10pt" style:font-name-complex="Calibri3" style:font-size-complex="10pt"/>
    </style:style>
    <style:style style:name="MT4" style:family="text">
      <style:text-properties style:font-name="Calibri" fo:font-size="10pt" officeooo:rsid="003d3b6e" style:font-name-asian="Calibri3" style:font-size-asian="10pt" style:font-name-complex="Calibri3" style:font-size-complex="10pt"/>
    </style:style>
    <style:style style:name="MT5" style:family="text">
      <style:text-properties style:font-name="Calibri" fo:font-size="10pt" officeooo:rsid="001ec0c8" style:font-name-asian="Calibri3" style:font-size-asian="10pt" style:font-name-complex="Calibri3" style:font-size-complex="10pt"/>
    </style:style>
    <style:style style:name="MT6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1.998cm" fo:margin-right="1.998cm" fo:background-color="#ffffff" style:writing-mode="lr-tb" style:layout-grid-color="#c0c0c0" style:layout-grid-lines="2570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>
        <style:header-footer-properties fo:min-height="1.401cm" fo:margin-left="0cm" fo:margin-right="0cm" fo:margin-bottom="1.3cm" fo:background-color="transparent" style:dynamic-spacing="true" draw:fill="none" draw:fill-color="#729fcf"/>
      </style:header-style>
      <style:footer-style>
        <style:header-footer-properties fo:min-height="0.728cm" fo:margin-left="0cm" fo:margin-right="0cm" fo:margin-top="0.628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0.305cm" svg:y="-0.66cm" svg:width="3.824cm" svg:height="1.538cm" draw:z-index="5"><draw:image xlink:href="Pictures/10000201000000C7000000501D1A812F4DF27FCA.png" xlink:type="simple" xlink:show="embed" xlink:actuate="onLoad"/></draw:frame><draw:frame draw:style-name="Mfr2" draw:name="Image1" text:anchor-type="paragraph" svg:x="14.058cm" svg:y="-0.589cm" svg:width="2.422cm" svg:height="1.462cm" draw:z-index="2"><draw:image xlink:href="Pictures/100000000000016F000000DCC3A68CA418C24324.jpg" xlink:type="simple" xlink:show="embed" xlink:actuate="onLoad"/></draw:frame>Compte rendu de réunion</text:p>
      </style:header>
      <style:footer>
        <text:p text:style-name="MP2"><text:span text:style-name="MT1"><text:s/><text:tab/><text:tab/></text:span><text:span text:style-name="MT2"><text:tab/></text:span><text:span text:style-name="MT3"><text:tab/><text:tab/><text:tab/><text:tab/><text:tab/><text:tab/><text:tab/><text:tab/> <text:s text:c="28"/>Auteur : </text:span><text:span text:style-name="MT4">Simon FOËX</text:span><text:span text:style-name="MT3"><text:tab/><text:tab/><text:tab/> <text:s text:c="22"/>IUT Valence <text:tab/><text:tab/> <text:s text:c="26"/>Projets tutorés 2016-17 mis à jour le : </text:span><text:span text:style-name="MT5">26</text:span><text:span text:style-name="MT3">/</text:span><text:span text:style-name="MT5">0</text:span><text:span text:style-name="MT3">1/201</text:span><text:span text:style-name="MT5">7</text:span><text:span text:style-name="MT3"><text:tab/><text:tab/><text:tab/> <text:s text:c="23"/>Version 2.1<text:tab/><text:tab/> <text:s text:c="23"/>P7 - Client SNMP Android<text:tab/><text:tab/><text:tab/><text:tab/><text:tab/><text:tab/><text:tab/><text:tab/><text:tab/><text:tab/><text:tab/><text:tab/> <text:s text:c="14"/></text:span><text:span text:style-name="MT6"><text:page-number text:select-page="current">3</text:page-number></text:span><text:span text:style-name="MT6">/</text:span><text:span text:style-name="MT6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3-17T16:08:01.777323982</dc:date>
    <meta:editing-duration>PT2H6M4S</meta:editing-duration>
    <meta:editing-cycles>27</meta:editing-cycles>
    <meta:document-statistic meta:table-count="1" meta:image-count="2" meta:object-count="0" meta:page-count="3" meta:paragraph-count="43" meta:word-count="614" meta:character-count="3970" meta:non-whitespace-character-count="3203"/>
  </office:meta>
</office:document-meta>
</file>